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-0.25in" style:auto-text-indent="false"/>
    </style:style>
    <style:style style:name="P6" style:family="paragraph" style:parent-style-name="Standard">
      <style:paragraph-properties fo:margin-left="0.7362in" fo:margin-right="0in" fo:margin-top="0in" fo:margin-bottom="0in" loext:contextual-spacing="false" fo:text-indent="-0.25in" style:auto-text-indent="false"/>
    </style:style>
    <style:style style:name="P7" style:family="paragraph" style:parent-style-name="Standard">
      <style:paragraph-properties fo:margin-left="0.7362in" fo:margin-right="0in" fo:margin-top="0in" fo:margin-bottom="0in" loext:contextual-spacing="false" fo:text-indent="-0.25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-0.2083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-0.2083in" fo:margin-right="0in" fo:margin-top="0in" fo:margin-bottom="0in" loext:contextual-spacing="false" fo:text-indent="-0.25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-0.2083in" fo:margin-right="0in" fo:margin-top="0in" fo:margin-bottom="0in" loext:contextual-spacing="false" fo:text-align="center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fr1" style:family="graphic" style:parent-style-name="Formula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stingStand <text:s/>- <text:s/>описание программы счетчика при работе на стенде</text:span></text:p>
      <text:p text:style-name="P5"><text:span text:style-name="T2">1. <text:tab/>Проверяем состояние прогр. обеспечения вызовом функции is_in_working().</text:span></text:p>
      <text:p text:style-name="P5"><text:span text:style-name="T2">2. <text:tab/>Если схемы не прошли тестирования is_on_testing_stand() возвращает 1 и тогда после Reset тестируемого устройства по WDT начинается режим тестирования на стенде.</text:span></text:p>
      <text:p text:style-name="P5"><text:span text:style-name="T2">3. <text:tab/>Входим в режим тестирования на стенде и сначала проверяем NRF.</text:span></text:p>
      <text:p text:style-name="P6"><text:span text:style-name="T2">3.1. <text:s text:c="9"/>Настраиваем NRF на 99 канал.</text:span></text:p>
      <text:p text:style-name="P6"><text:span text:style-name="T2">3.2. <text:s text:c="9"/>NRF переводим в режим AutoACK.</text:span></text:p>
      <text:p text:style-name="P6"><text:span text:style-name="T2">3.3. <text:s text:c="9"/>NRF отправляем пакет на адрес: “sTAND”</text:span></text:p>
      <text:p text:style-name="P6"><text:span text:style-name="T2">3.5. <text:s text:c="9"/>Если ответный пакет получен (для NRF в режиме AutoACK это означает успешную отправку), то отправляем сообщение по UART “OK_NRF”, иначе отправляем сообщение “ERR_NRF”.</text:span></text:p>
      <text:p text:style-name="P6"><text:span text:style-name="T2">3.5. <text:s text:c="9"/>Стендовый компьютер отображает успешность или , соответственно, не успешность проверки NRF канала.</text:span></text:p>
      <text:p text:style-name="P7"/>
      <text:p text:style-name="P5"><text:span text:style-name="T2">4. <text:tab/>Далее в режиме отладки проверяем аналоговую часть схемы <text:s/>счетчика.</text:span></text:p>
      <text:p text:style-name="P6"><text:span text:style-name="T2">4.1. <text:s text:c="9"/>На каждый импульс катушки отправляем по UART сообщение “PULSE”.</text:span></text:p>
      <text:p text:style-name="P6"><text:span text:style-name="T2">4.2. <text:s text:c="8"/>Количество отправляемых импульсов лимитировано числом ____(пока не лимитирован). <text:s/>Стендовый компьютер получая это сообщение должен отобразить на индикации успешность, или соответственно, не успешность проверки аналоговой части платы счетчика.</text:span></text:p>
      <text:p text:style-name="P7"/>
      <text:p text:style-name="P8"><text:span text:style-name="T2"><text:s/></text:span></text:p>
      <text:p text:style-name="P1"><text:span text:style-name="T2"><text:s/></text:span></text:p>
      <text:p text:style-name="P9"><text:span text:style-name="T2">5. Если тестируемая плата удалена из стенда, происходит автоматический Reset и плата начинает работу в штатном режиме.</text:span></text:p>
      <text:p text:style-name="P10"/>
      <text:p text:style-name="P11"><text:span text:style-name="T1">Результаты тестов</text:span></text:p>
      <text:p text:style-name="P9"><text:span text:style-name="T2">Проведена серия тестов на трех образцах э/плат контроллеров счётчиков воды. 1.Тест радио модуля NRF24l01+ проходит нормально. </text:span></text:p>
      <text:p text:style-name="P9"><text:span text:style-name="T2"><text:tab/>2. Тест аналоговой части датчика проходит нормально, если частота магнитного поля воздействующего на катушку датчика равна 10 Гц. После программирования контроллера импульсы от э/м датчика (катушки) начинают появляться на 3</text:span><text:span text:style-name="T2"><draw:frame draw:style-name="fr1" text:anchor-type="as-char" svg:width="0.1772in" svg:height="0.1953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5 -м периоде частоты (10 Гц), что фиксируется внутренней программой тестируемого образца. Затем после 5-10 импульсов “пойманных” датчиком и программой тестируемого образца происходит перерыв на время порядка 1-2сек. импульсы не фиксируются операционным усилителем и внутренней программой. Затем снова работает фиксация в нормальном режиме. На этой стадии аналоговые схемы и внутренняя программа без проблем <text:s/>фиксирует импульсы магнитного поля с частотами до 1Гц.</text:span></text:p>
      <text:p text:style-name="P10"/>
      <text:p text:style-name="P10"/>
      <text:p text:style-name="P11"><text:span text:style-name="T1">Программное обеспечение</text:span></text:p>
      <text:p text:style-name="P10"/>
      <text:list xml:id="list4038271741283182774" text:style-name="WWNum1">
        <text:list-item>
          <text:p text:style-name="P12"><text:soft-page-break/><text:span text:style-name="T2">Программа на C# для регистрации данных получаемых от тестового стенда по UART. Имя: TestingStand.</text:span></text:p>
        </text:list-item>
        <text:list-item>
          <text:p text:style-name="P12"><text:span text:style-name="T2">Программа на С для заливки в тестовый стенд. Имя: WaterStand.</text:span></text:p>
        </text:list-item>
        <text:list-item>
          <text:p text:style-name="P12"><text:span text:style-name="T2">Программа на С для заливки в тестируемые платы. Имя: WaterMeter_BLE_2.</text:span></text:p>
        </text:list-item>
        <text:list-item>
          <text:p text:style-name="P12"><text:span text:style-name="T2">Библиотека используемая для компиляции embedded-программ. Имя: BLE.</text:span></text:p>
        </text:list-item>
      </text:list>
      <text:p text:style-name="P3"/>
      <text:p text:style-name="P2"><text:span text:style-name="T1">Описание тестовой установки</text:span></text:p>
      <text:p text:style-name="P3"/>
      <text:p text:style-name="P1"><text:span text:style-name="T2">Внутренний тестовый электронный модуль построен на базе платы электронного контроллера водяного счётчика, использует внешнее питание от источника 3.3В. Разъём питания имеет форму втулки.</text:span></text:p>
      <text:p text:style-name="P1"><text:span text:style-name="T2">В тестовую установку встроен программатор ST-Link, на внешнюю стенку корпуса выведен разъём USB-B для подключения программатора к компьютеру. Программатор используется для программирования тестируемых образцов э/плат водяных счётчиков. Для фиксации магнитных импульсов на компьютере выведен разъём с переходником USB-UART.</text:span></text:p>
      <text:p text:style-name="P1"><text:span text:style-name="T2">Для отладки прогр. обеспечения наружу выведен разъём подключения программатора для программирования внутреннего тестового электронного модуля. Используемый протокол SWIM. Физически это три провода: жёлтый - RST, синий - GND, зелёный - SWIM.</text:span></text:p>
      <text:p text:style-name="P1"><text:span text:style-name="T2">Для контроля корректности работы прогр. обеспечения стенда, внутри корпуса присутствуют выводы UART тестового модуля: фиолетовый - TX, белый - GND, серый - R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1" meta:page-count="2" meta:paragraph-count="28" meta:word-count="444" meta:character-count="3411" meta:non-whitespace-character-count="2922"/>
    <meta:generator>LibreOfficeDev/5.1.0.3$Linux_X86_64 LibreOffice_project/</meta:generator>
  </office:meta>
</office:document-meta>
</file>

<file path=Object 2/content.xml><?xml version="1.0" encoding="utf-8"?>
<math xmlns="http://www.w3.org/1998/Math/MathML" display="block">
  <semantics>
    <mi>÷</mi>
    <annotation encoding="StarMath 5.0">÷</annotation>
  </semantics>
</math>
</file>